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a2867" officeooo:paragraph-rsid="001a2867" style:font-size-asian="28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hackers</text:p>
      <text:p text:style-name="P1">esto es un fichero de DOCX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3T18:46:07.668920469</meta:creation-date>
    <dc:date>2020-04-13T18:47:00.979806153</dc:date>
    <meta:editing-duration>PT54S</meta:editing-duration>
    <meta:editing-cycles>1</meta:editing-cycles>
    <meta:generator>LibreOffice/6.4.2.2$Linux_X86_64 LibreOffice_project/4e471d8c02c9c90f512f7f9ead8875b57fcb1ec3</meta:generator>
    <meta:document-statistic meta:table-count="0" meta:image-count="0" meta:object-count="0" meta:page-count="1" meta:paragraph-count="2" meta:word-count="8" meta:character-count="38" meta:non-whitespace-character-count="32"/>
  </office:meta>
</office:document-meta>
</file>